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Đáp án bài 4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Bản tin: congnghethongtin</text:p>
              </text:list-item>
              <text:list-item>
                <text:p>Tập tin của nguồn: <text:s/>X = {c, o, n, g, h, e, t, i}</text:p>
              </text:list-item>
              <text:list-item>
                <text:p>Số lần xuất hiện của mỗi tin của nguồn trong bản tin:</text:p>
                <text:list>
                  <text:list-header>
                    <text:p>c – 1 lần; o – 2 lần; n – 4 lần; g – 3 lần; h – 2 lần; e – 1 lần; t – 2 lần; <text:s/>i – 1 lần.</text:p>
                  </text:list-header>
                </text:list>
              </text:list-item>
              <text:list-item>
                <text:p>Nguồn có 16 tin nên tập xác suất là:</text:p>
              </text:list-item>
              <text:list-item>
                <text:p>P(X) = {1/16, 2/16, 4/16, 3/16, 2/16, 1/16, 2/16, 1/16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Đáp an bài 4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ính số tin ‘ảo’ thêm vào: a = (q-r)/(r-1) với q = 8, r =4 → a = 4/3 =1,33... Vậy a’ = 2. q’ = r + a’(r-1) = 4 + 2(4 -1) = 10. Số tin cần thêm vào là q’- q = 10 – 8 =2. Hai tin này đặt tên là y1, y2 với xác suất bằng 0.</text:p>
              </text:list-item>
              <text:list-item>
                <text:p>Rút gọn nguồn: (Liên tục xếp các tin theo thứ tự xác suất giảm dần và nhóm r tin cuối thành một tin phụ có xác suất bằng tổng các xác suất của các tin được nhóm vào và gán cho mỗi tin 1 ký hiệu mã cho đến khi nguồn còn r tin thì gán cho mỗi tin còn lại một ký hiệu mã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Đáp án bài 4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n<text:tab/>4/16<text:tab/><text:tab/><text:tab/><text:tab/><text:tab/> <text:s text:c="12"/>n<text:tab/> 4/16<text:tab/><text:tab/><text:tab/><text:tab/> <text:s text:c="13"/>teioc <text:s text:c="4"/>7/16 <text:s text:c="3"/>(0) <text:s text:c="12"/>1</text:p>
                <text:p>g<text:tab/>3/16 <text:s text:c="13"/>g<text:tab/><text:tab/> 3/16<text:tab/><text:tab/><text:tab/> <text:s text:c="13"/>n <text:s text:c="10"/>4/16 <text:s text:c="3"/>(1) <text:s text:c="12"/>2</text:p>
                <text:p>h 2/16 <text:s text:c="14"/>h <text:s text:c="2"/>2/16 <text:s text:c="13"/>g <text:s text:c="10"/>2/16 <text:s text:c="3"/>(2) <text:s text:c="11"/>3</text:p>
                <text:p>t 2/16 <text:s text:c="15"/>t <text:s text:c="3"/>2/16 (0) <text:s text:c="8"/>h <text:s text:c="10"/>2/16 <text:s text:c="3"/>(3) <text:s text:c="11"/>00</text:p>
                <text:p>o 2/16 <text:s text:c="13"/>ei <text:s text:c="2"/>2/16 <text:s/>(1) <text:s text:c="48"/>02 <text:s text:c="6"/></text:p>
                <text:p>c<text:tab/>1/16 <text:s text:c="13"/>o <text:s text:c="2"/>2/16 <text:s/>(2) <text:s text:c="48"/>03</text:p>
                <text:p>e<text:tab/>1/16<text:tab/>(0) <text:s text:c="8"/>c <text:s text:c="2"/>1/16 <text:s/>(3) <text:s text:c="48"/>010</text:p>
                <text:p>I<text:tab/>1/16<text:tab/>(1) <text:s text:c="75"/>011 <text:s text:c="7"/></text:p>
                <text:p>X1<text:tab/>0 <text:s text:c="15"/></text:p>
                <text:p>X2<text:tab/>0</text:p>
                <text:p/>
              </text:list-header>
              <text:list-item>
                <text:p><text:s/>khi r =4 sẽ có r ký hiệu mã 0,1,2,3 <text:s/>(0,..,(r-1)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Đáp án bài 5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Z77:</text:p>
              </text:list-item>
              <text:list-item>
                <text:p>Bản tin: congnghethongtin</text:p>
              </text:list-item>
              <text:list-item>
                <text:p>Tách từ: (0,0,c), (0,0,o),(0,0,n),(0,0,g),(0,0,n),(0,0,g),(0,0,h),(0,0,e),(0,0,t),(0,0,h),(9,3,t),(0,0,i),(0,0,n)</text:p>
              </text:list-item>
              <text:list-item>
                <text:p>Bản mã: 00c00o00n00g00n00g00h00e00t00h93t00i00n</text:p>
              </text:list-item>
              <text:list-item>
                <text:p>Tách từ mã: 00c-00o-00n-00g-00n-00g-00h-00e-00t-00h-93t-00i-00n</text:p>
              </text:list-item>
              <text:list-item>
                <text:p>Bản tin phục hồi: congnghethongti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Đáp án bài 5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Z78:</text:p>
              </text:list-item>
              <text:list-item>
                <text:p>Bản tin: congnghethongtin.</text:p>
              </text:list-item>
              <text:list-item>
                <text:p>Tách từ:1:(0,c), 2:(0,o), 3:(0,n), 4:(0,g), 5:(3,g), 6:(0,h), 7:(0,e), 8:(0,t), 9:(6,o), 10:(3,g), 11:(8,i), 12:(3,.).</text:p>
              </text:list-item>
              <text:list-item>
                <text:p>Bản tin: 0c0o0n0g3g0h0e0t6o3g8i3.</text:p>
              </text:list-item>
              <text:list-item>
                <text:p>Tách từ mã: 0c-0o-0n-0g-3g-0h-0e-0t-6o-3g-8i-3.</text:p>
              </text:list-item>
              <text:list-item>
                <text:p>Bản tin phục hồi: congnghethongtin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1:38:50.719875376</meta:creation-date>
    <dc:date>2020-03-23T13:47:49.701268454</dc:date>
    <meta:editing-duration>PT8M57S</meta:editing-duration>
    <meta:editing-cycles>4</meta:editing-cycles>
    <meta:generator>LibreOffice/6.0.7.3$Linux_X86_64 LibreOffice_project/00m0$Build-3</meta:generator>
    <meta:document-statistic meta:object-count="41"/>
  </office:meta>
</office:document-meta>
</file>